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style:line-height-at-least="0.582cm" fo:text-align="justify" style:justify-single-word="false" fo:orphans="0" fo:widows="0"/>
    </style:style>
    <style:style style:name="P2" style:family="paragraph" style:parent-style-name="Preformatted_20_Text">
      <style:paragraph-properties style:line-height-at-least="0.582cm" fo:text-align="justify" style:justify-single-word="false" fo:orphans="0" fo:widows="0"/>
      <style:text-properties fo:color="#000000"/>
    </style:style>
    <style:style style:name="P3" style:family="paragraph" style:parent-style-name="Preformatted_20_Text" style:master-page-name="MP0">
      <style:paragraph-properties style:line-height-at-least="0.582cm" fo:text-align="justify" style:justify-single-word="false" fo:orphans="0" fo:widows="0" style:page-number="auto" fo:break-before="page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style:letter-kerning="false"/>
    </style:style>
    <style:style style:name="T3" style:family="text">
      <style:text-properties fo:color="#000000" fo:language="lt" fo:country="LT" style:letter-kerning="false"/>
    </style:style>
    <style:style style:name="T4" style:family="text">
      <style:text-properties officeooo:rsid="00003b7c"/>
    </style:style>
    <style:style style:name="T5" style:family="text">
      <style:text-properties officeooo:rsid="0001a26d"/>
    </style:style>
    <style:style style:name="T6" style:family="text">
      <style:text-properties officeooo:rsid="000310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cp</text:span>(IOS) <text:s text:c="20"/>Specification Document <text:s text:c="22"/><text:span text:style-name="T4">cp</text:span>(IOS)</text:p>
      <text:p text:style-name="P1"/>
      <text:p text:style-name="P1"/>
      <text:p text:style-name="P1"/>
      <text:p text:style-name="P2">NAME</text:p>
      <text:p text:style-name="P2"><text:s text:c="7"/>cp – copies file to given destination</text:p>
      <text:p text:style-name="P1"/>
      <text:p text:style-name="P2">SYNOPSIS</text:p>
      <text:p text:style-name="P2"><text:s text:c="7"/>cp &lt;SOURCE&gt; &lt;DESTINATION&gt;</text:p>
      <text:p text:style-name="P1"/>
      <text:p text:style-name="P2">DESCRIPTION</text:p>
      <text:p text:style-name="P2"><text:s text:c="7"/>Create a copy of given file in given destination.</text:p>
      <text:p text:style-name="P1"/>
      <text:p text:style-name="P2">SEE ALSO</text:p>
      <text:p text:style-name="P1"><text:tab/><text:span text:style-name="T6">write(2), read(2), open(2), close(2)</text:span></text:p>
      <text:p text:style-name="P1"/>
      <text:p text:style-name="P2">REPORTING BUGS</text:p>
      <text:p text:style-name="P2"><text:tab/><text:span text:style-name="T5">No known bugs.</text:span></text:p>
      <text:p text:style-name="P1"/>
      <text:p text:style-name="P2">AUTHOR</text:p>
      <text:p text:style-name="P1"><text:span text:style-name="Default_20_Paragraph_20_Font"><text:span text:style-name="T1"><text:s text:c="7"/></text:span></text:span><text:span text:style-name="Default_20_Paragraph_20_Font"><text:span text:style-name="T2">Written by </text:span></text:span><text:span text:style-name="Default_20_Paragraph_20_Font"><text:span text:style-name="T3">Modestas Jucevičius</text:span></text:span><text:span text:style-name="Default_20_Paragraph_20_Font"><text:span text:style-name="T2">.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u" fo:country="E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u" fo:country="E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6.2$Linux_X86_64 LibreOffice_project/30$Build-2</meta:generator>
    <meta:initial-creator>Modestas Jucevicius</meta:initial-creator>
    <meta:creation-date>2020-05-11T10:14:00Z</meta:creation-date>
    <dc:date>2020-05-17T23:31:57.282326850</dc:date>
    <meta:editing-cycles>6</meta:editing-cycles>
    <meta:editing-duration>PT1M21S</meta:editing-duration>
    <meta:document-statistic meta:table-count="0" meta:image-count="0" meta:object-count="0" meta:page-count="1" meta:paragraph-count="13" meta:word-count="41" meta:character-count="353" meta:non-whitespace-character-count="252"/>
    <meta:template xlink:type="simple" xlink:actuate="onRequest" xlink:title="" xlink:href="Normal.dotm"/>
  </office:meta>
</office:document-meta>
</file>